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2156f" officeooo:paragraph-rsid="0002156f"/>
    </style:style>
    <style:style style:name="P2" style:family="paragraph" style:parent-style-name="Text_20_body">
      <style:text-properties officeooo:rsid="00067f6a" officeooo:paragraph-rsid="00067f6a"/>
    </style:style>
    <style:style style:name="P3" style:family="paragraph" style:parent-style-name="Text_20_body">
      <style:text-properties officeooo:rsid="0006b816" officeooo:paragraph-rsid="0006b816"/>
    </style:style>
    <style:style style:name="P4" style:family="paragraph" style:parent-style-name="Title">
      <style:text-properties officeooo:rsid="0002156f" officeooo:paragraph-rsid="0002156f"/>
    </style:style>
    <style:style style:name="P5" style:family="paragraph" style:parent-style-name="Subtitle">
      <style:text-properties officeooo:rsid="00067f6a" officeooo:paragraph-rsid="00067f6a"/>
    </style:style>
    <style:style style:name="P6" style:family="paragraph" style:parent-style-name="Text_20_body">
      <style:text-properties officeooo:rsid="000a551e" officeooo:paragraph-rsid="000fcdc5"/>
    </style:style>
    <style:style style:name="T1" style:family="text">
      <style:text-properties officeooo:rsid="0006b816"/>
    </style:style>
    <style:style style:name="T2" style:family="text">
      <style:text-properties officeooo:rsid="00077fac"/>
    </style:style>
    <style:style style:name="T3" style:family="text">
      <style:text-properties officeooo:rsid="000b56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äärittelydokumentti</text:p>
      <text:p text:style-name="P1"/>
      <text:p text:style-name="P5"><text:span text:style-name="T1">Kartta</text:span>generointi</text:p>
      <text:p text:style-name="P2"/>
      <text:p text:style-name="P3">Työn tarkoituksena on luoda ohjelma joka proseduraalisesti generoi roguelike tyylisiin peleihin sopivia <text:span text:style-name="T2">karttoja.</text:span></text:p>
      <text:p text:style-name="P6">Työssä toteutan yhden <text:span text:style-name="T3">tai useamman kartangenerointi algoritmin. Ensimmäinen generointi algoritmi perustuu </text:span><text:a xlink:type="simple" xlink:href="http://journal.stuffwithstuff.com/2014/12/21/rooms-and-mazes/" text:style-name="Internet_20_link" text:visited-style-name="Visited_20_Internet_20_Link"><text:span text:style-name="T3">http://journal.stuffwithstuff.com/2014/12/21/rooms-and-mazes/</text:span></text:a><text:span text:style-name="T3"> ideaan. Kyseinen algoritmi vaatii täydellisen labyrintin generointi algoritmin joten toteutan myös syvyyssuuntaiseen läpikäyntiin perustuvan algoritmin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19:27:58.726000000</meta:creation-date>
    <dc:date>2015-05-17T15:17:12.851000000</dc:date>
    <meta:editing-duration>PT4H6M49S</meta:editing-duration>
    <meta:editing-cycles>13</meta:editing-cycles>
    <meta:generator>LibreOffice/4.3.7.2$Windows_x86 LibreOffice_project/8a35821d8636a03b8bf4e15b48f59794652c68ba</meta:generator>
    <meta:document-statistic meta:table-count="0" meta:image-count="0" meta:object-count="0" meta:page-count="1" meta:paragraph-count="4" meta:word-count="42" meta:character-count="469" meta:non-whitespace-character-count="431"/>
  </office:meta>
</office:document-meta>
</file>